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70000021E2E13BCB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52cm" svg:height="13.765cm" svg:x="-0.002cm" svg:y="0.005cm">
          <draw:image xlink:href="Pictures/10000201000002B70000021E2E13BCB2.png" xlink:type="simple" xlink:show="embed" xlink:actuate="onLoad">
            <text:p/>
          </draw:image>
        </draw:frame>
        <draw:custom-shape draw:style-name="gr2" draw:text-style-name="P1" draw:layer="layout" svg:width="3.175cm" svg:height="6.858cm" svg:x="12.565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1.673cm" svg:x="11.53cm" svg:y="9.757cm">
          <draw:text-box>
            <text:p text:style-name="P1">In accordance with experi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7.65cm" fo:page-height="13.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7T11:55:47</meta:creation-date>
    <dc:date>2013-11-27T11:59:42</dc:date>
    <meta:editing-duration>P0D</meta:editing-duration>
    <meta:editing-cycles>1</meta:editing-cycles>
    <meta:document-statistic meta:object-count="3"/>
    <meta:generator>LibreOffice/4.0.2.2$Linux_X86_64 LibreOffice_project/400m0$Build-2</meta:generator>
  </office:meta>
</office:document-meta>
</file>